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Source Sans Pro" svg:font-family="Source Sans Pro" style:font-family-generic="swiss" style:font-pitch="variable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ListParagraph" style:list-style-name="LFO3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T12" style:parent-style-name="DefaultParagraphFont" style:family="text">
      <style:text-properties style:font-name="Tahoma" style:font-name-complex="Tahoma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4" style:family="paragraph"/>
    <style:style style:name="P18" style:parent-style-name="Normal" style:list-style-name="LFO4" style:family="paragraph"/>
    <style:style style:name="P19" style:parent-style-name="Normal" style:list-style-name="LFO4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4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list-style-name="LFO5" style:family="paragraph"/>
    <style:style style:name="P28" style:parent-style-name="Normal" style:list-style-name="LFO5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6" style:family="paragraph"/>
    <style:style style:name="P31" style:parent-style-name="Normal" style:list-style-name="LFO6" style:family="paragraph"/>
    <style:style style:name="P32" style:parent-style-name="Normal" style:list-style-name="LFO6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7" style:family="paragraph"/>
    <style:style style:name="P36" style:parent-style-name="Normal" style:list-style-name="LFO7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8" style:family="paragraph"/>
    <style:style style:name="P39" style:parent-style-name="Normal" style:list-style-name="LFO8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9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9" style:family="paragraph"/>
    <style:style style:name="P44" style:parent-style-name="Normal" style:list-style-name="LFO9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10" style:family="paragraph"/>
    <style:style style:name="P47" style:parent-style-name="Normal" style:list-style-name="LFO10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11" style:family="paragraph"/>
    <style:style style:name="P50" style:parent-style-name="Normal" style:list-style-name="LFO11" style:family="paragraph"/>
    <style:style style:name="P51" style:parent-style-name="Normal" style:list-style-name="LFO11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12" style:family="paragraph"/>
    <style:style style:name="P54" style:parent-style-name="Normal" style:list-style-name="LFO12" style:family="paragraph"/>
    <style:style style:name="P55" style:parent-style-name="Normal" style:list-style-name="LFO1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6" style:parent-style-name="ListParagraph" style:list-style-name="LFO12" style:family="paragraph">
      <style:paragraph-properties fo:margin-bottom="0in" style:line-height-at-least="0.4375in" fo:background-color="#FFFFFF">
        <style:background-fill draw:fill="solid" draw:fill-color="#FFFFFF"/>
      </style:paragraph-properties>
      <style:text-properties style:font-name="Source Sans Pro" style:font-name-asian="Times New Roman" style:font-name-complex="Times New Roman" fo:font-weight="bold" style:font-weight-asian="bold" style:font-weight-complex="bold" fo:color="#111111" style:letter-kerning="false" fo:font-size="24pt" style:font-size-asian="24pt" style:font-size-complex="24pt" style:language-asian="en" style:country-asian="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59" style:parent-style-name="DefaultParagraphFont" style:family="text">
      <style:text-properties style:font-name="Tahoma" style:font-name-complex="Tahoma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13" style:family="paragraph"/>
    <style:style style:name="P62" style:parent-style-name="Normal" style:list-style-name="LFO13" style:family="paragraph"/>
    <style:style style:name="P63" style:parent-style-name="Normal" style:list-style-name="LFO13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name="Tahoma" style:font-name-complex="Tahoma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14" style:family="paragraph"/>
    <style:style style:name="P70" style:parent-style-name="Normal" style:list-style-name="LFO14" style:family="paragraph"/>
    <style:style style:name="P71" style:parent-style-name="Normal" style:list-style-name="LFO14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15" style:family="paragraph"/>
    <style:style style:name="P74" style:parent-style-name="Normal" style:list-style-name="LFO15" style:family="paragraph"/>
    <style:style style:name="P75" style:parent-style-name="Normal" style:list-style-name="LFO15" style:family="paragraph"/>
    <style:style style:name="P76" style:parent-style-name="Normal" style:list-style-name="LFO15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16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16" style:family="paragraph"/>
    <style:style style:name="P83" style:parent-style-name="Normal" style:list-style-name="LFO16" style:family="paragraph"/>
    <style:style style:name="P84" style:parent-style-name="Normal" style:list-style-name="LFO16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17" style:family="paragraph"/>
    <style:style style:name="P87" style:parent-style-name="Normal" style:list-style-name="LFO17" style:family="paragraph"/>
    <style:style style:name="P88" style:parent-style-name="Normal" style:list-style-name="LFO17" style:family="paragraph"/>
    <style:style style:name="P89" style:parent-style-name="Normal" style:list-style-name="LFO17" style:family="paragraph"/>
    <style:style style:name="P90" style:parent-style-name="Normal" style:list-style-name="LFO17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18" style:family="paragraph"/>
    <style:style style:name="P93" style:parent-style-name="Normal" style:list-style-name="LFO18" style:family="paragraph"/>
    <style:style style:name="P94" style:parent-style-name="Normal" style:list-style-name="LFO18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19" style:family="paragraph"/>
    <style:style style:name="P97" style:parent-style-name="Normal" style:list-style-name="LFO19" style:family="paragraph"/>
    <style:style style:name="P98" style:parent-style-name="Normal" style:list-style-name="LFO19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list-style-name="LFO20" style:family="paragraph"/>
    <style:style style:name="P101" style:parent-style-name="Normal" style:list-style-name="LFO20" style:family="paragraph"/>
    <style:style style:name="P102" style:parent-style-name="Normal" style:list-style-name="LFO20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3" style:parent-style-name="ListParagraph" style:family="paragraph">
      <style:paragraph-properties fo:margin-bottom="0in" style:line-height-at-least="0.2291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111111" style:letter-kerning="false" fo:font-size="10.5pt" style:font-size-asian="10.5pt" style:font-size-complex="10.5pt" style:language-asian="en" style:country-asian="IN"/>
    </style:style>
    <style:style style:name="P104" style:parent-style-name="ListParagraph" style:list-style-name="LFO20" style:family="paragraph">
      <style:paragraph-properties fo:margin-bottom="0in" style:line-height-at-least="0.4375in" fo:background-color="#FFFFFF">
        <style:background-fill draw:fill="solid" draw:fill-color="#FFFFFF"/>
      </style:paragraph-properties>
      <style:text-properties style:font-name="Source Sans Pro" style:font-name-asian="Times New Roman" style:font-name-complex="Segoe UI" fo:font-weight="bold" style:font-weight-asian="bold" style:font-weight-complex="bold" fo:color="#111111" style:letter-kerning="false" fo:font-size="24pt" style:font-size-asian="24pt" style:font-size-complex="24pt" style:language-asian="en" style:country-asian="IN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21" style:family="paragraph"/>
    <style:style style:name="P107" style:parent-style-name="Normal" style:list-style-name="LFO21" style:family="paragraph"/>
    <style:style style:name="P108" style:parent-style-name="Normal" style:list-style-name="LFO21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22" style:family="paragraph"/>
    <style:style style:name="P111" style:parent-style-name="Normal" style:list-style-name="LFO22" style:family="paragraph"/>
    <style:style style:name="P112" style:parent-style-name="Normal" style:list-style-name="LFO22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23" style:family="paragraph"/>
    <style:style style:name="P116" style:parent-style-name="Normal" style:list-style-name="LFO23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list-style-name="LFO24" style:family="paragraph"/>
    <style:style style:name="P119" style:parent-style-name="Normal" style:list-style-name="LFO24" style:family="paragraph"/>
    <style:style style:name="P120" style:parent-style-name="Normal" style:list-style-name="LFO24" style:family="paragraph"/>
    <style:style style:name="P121" style:parent-style-name="Normal" style:list-style-name="LFO24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25" style:family="paragraph"/>
    <style:style style:name="P124" style:parent-style-name="Normal" style:list-style-name="LFO25" style:family="paragraph"/>
    <style:style style:name="P125" style:parent-style-name="Normal" style:list-style-name="LFO25" style:family="paragraph"/>
    <style:style style:name="P126" style:parent-style-name="Normal" style:list-style-name="LFO25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26" style:family="paragraph"/>
    <style:style style:name="P129" style:parent-style-name="Normal" style:list-style-name="LFO26" style:family="paragraph"/>
    <style:style style:name="P130" style:parent-style-name="Normal" style:list-style-name="LFO26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27" style:family="paragraph"/>
    <style:style style:name="P133" style:parent-style-name="Normal" style:list-style-name="LFO27" style:family="paragraph"/>
    <style:style style:name="P134" style:parent-style-name="Normal" style:list-style-name="LFO27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28" style:family="paragraph"/>
    <style:style style:name="P137" style:parent-style-name="Normal" style:list-style-name="LFO28" style:family="paragraph"/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29" style:family="paragraph"/>
    <style:style style:name="P140" style:parent-style-name="Normal" style:list-style-name="LFO29" style:family="paragraph"/>
    <style:style style:name="P141" style:parent-style-name="Normal" style:list-style-name="LFO29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30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list-style-name="LFO30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31" style:family="paragraph"/>
    <style:style style:name="P148" style:parent-style-name="Normal" style:list-style-name="LFO31" style:family="paragraph"/>
    <style:style style:name="P149" style:parent-style-name="Normal" style:list-style-name="LFO3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50" style:parent-style-name="ListParagraph" style:list-style-name="LFO31" style:family="paragraph">
      <style:paragraph-properties fo:margin-bottom="0in" style:line-height-at-least="0.4375in" fo:background-color="#FFFFFF">
        <style:background-fill draw:fill="solid" draw:fill-color="#FFFFFF"/>
      </style:paragraph-properties>
      <style:text-properties style:font-name="Source Sans Pro" style:font-name-asian="Times New Roman" style:font-name-complex="Times New Roman" fo:font-weight="bold" style:font-weight-asian="bold" style:font-weight-complex="bold" fo:color="#111111" style:letter-kerning="false" fo:font-size="24pt" style:font-size-asian="24pt" style:font-size-complex="24pt" style:language-asian="en" style:country-asian="IN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list-style-name="LFO32" style:family="paragraph"/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Normal" style:list-style-name="LFO32" style:family="paragraph"/>
    <style:style style:name="P158" style:parent-style-name="Normal" style:list-style-name="LFO32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Normal" style:list-style-name="LFO32" style:family="paragraph"/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Normal" style:list-style-name="LFO33" style:family="paragraph"/>
    <style:style style:name="P164" style:parent-style-name="Normal" style:list-style-name="LFO33" style:family="paragraph"/>
    <style:style style:name="P165" style:parent-style-name="Normal" style:list-style-name="LFO33" style:family="paragraph"/>
    <style:style style:name="P166" style:parent-style-name="Normal" style:list-style-name="LFO33" style:family="paragraph"/>
    <style:style style:name="P167" style:parent-style-name="Normal" style:list-style-name="LFO33" style:family="paragraph"/>
    <style:style style:name="P168" style:parent-style-name="Normal" style:list-style-name="LFO33" style:family="paragraph"/>
    <style:style style:name="P169" style:parent-style-name="Normal" style:list-style-name="LFO33" style:family="paragraph"/>
    <style:style style:name="T170" style:parent-style-name="DefaultParagraphFont" style:family="text">
      <style:text-properties fo:font-weight="bold" style:font-weight-asian="bold" style:font-weight-complex="bold"/>
    </style:style>
    <style:style style:name="P171" style:parent-style-name="Normal" style:list-style-name="LFO34" style:family="paragraph"/>
    <style:style style:name="T172" style:parent-style-name="DefaultParagraphFont" style:family="text">
      <style:text-properties fo:font-weight="bold" style:font-weight-asian="bold" style:font-weight-complex="bold"/>
    </style:style>
    <style:style style:name="P173" style:parent-style-name="Normal" style:list-style-name="LFO34" style:family="paragraph"/>
    <style:style style:name="P174" style:parent-style-name="Normal" style:list-style-name="LFO34" style:family="paragraph"/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Normal" style:list-style-name="LFO35" style:family="paragraph"/>
    <style:style style:name="P177" style:parent-style-name="Normal" style:list-style-name="LFO35" style:family="paragraph"/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list-style-name="LFO36" style:family="paragraph"/>
    <style:style style:name="P180" style:parent-style-name="Normal" style:list-style-name="LFO36" style:family="paragraph"/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list-style-name="LFO37" style:family="paragraph"/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Normal" style:list-style-name="LFO38" style:family="paragraph"/>
    <style:style style:name="P185" style:parent-style-name="Normal" style:list-style-name="LFO38" style:family="paragraph"/>
    <style:style style:name="P186" style:parent-style-name="Normal" style:list-style-name="LFO39" style:family="paragraph"/>
    <style:style style:name="P187" style:parent-style-name="Normal" style:list-style-name="LFO39" style:family="paragraph"/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Normal" style:list-style-name="LFO40" style:family="paragraph"/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list-style-name="LFO40" style:family="paragraph"/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Normal" style:list-style-name="LFO40" style:family="paragraph"/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Normal" style:list-style-name="LFO40" style:family="paragraph"/>
  </office:automatic-styles>
  <office:body>
    <office:text text:use-soft-page-breaks="true">
      <text:p text:style-name="P1">[Specialization] Spring Framework - The Explora</text:p>
      <text:p text:style-name="P2"/>
      <text:p text:style-name="P3"/>
      <text:list text:style-name="LFO3" text:continue-numbering="true">
        <text:list-item>
          <text:p text:style-name="P4">Spring Framework and Spring Boot Basics</text:p>
        </text:list-item>
      </text:list>
      <text:p text:style-name="P5"/>
      <text:p text:style-name="P6">Research Topics &amp; Resources</text:p>
      <text:p text:style-name="P7">Overdue</text:p>
      <text:p text:style-name="Normal">30 hours</text:p>
      <text:p text:style-name="Normal">Starts Nov 22, 2025 Ends Nov 27, 2025 (5 days)</text:p>
      <text:p text:style-name="Normal"><text:span text:style-name="T8">1. Introduction to Spring Framework</text:span></text:p>
      <text:list text:style-name="LFO1" text:continue-numbering="true">
        <text:list-item>
          <text:p text:style-name="P9">What is the Spring Framework?</text:p>
        </text:list-item>
        <text:list-item>
          <text:p text:style-name="P10">Advantages: Loose coupling, IoC and DI, modular architecture, scalability.</text:p>
        </text:list-item>
        <text:list-item>
          <text:p text:style-name="P11">Overview of Spring modules: Core, AOP, Data Access, Web, etc.</text:p>
        </text:list-item>
      </text:list>
      <text:p text:style-name="Normal">Official Docs:<text:s/><text:a xlink:href="https://docs.spring.io/spring-framework/reference/core.html" office:target-frame-name="_blank" xlink:show="new"><text:span text:style-name="Hyperlink">Spring Framework Overview<text:s/></text:span></text:a>Baeldung:<text:s/><text:a xlink:href="https://www.baeldung.com/spring-tutorial" office:target-frame-name="_blank" xlink:show="new"><text:span text:style-name="Hyperlink">Introduction to Spring Framework</text:span></text:a><text:span text:style-name="T12">﻿</text:span></text:p>
      <text:p text:style-name="Normal"><text:span text:style-name="T13">2. Spring Core Terminologies</text:span></text:p>
      <text:list text:style-name="LFO2" text:continue-numbering="true">
        <text:list-item>
          <text:p text:style-name="P14">Key concepts: Bean, BeanFactory, ApplicationContext.</text:p>
        </text:list-item>
        <text:list-item>
          <text:p text:style-name="P15">Dependency Injection (DI): Constructor-based DI vs Setter-based DI.</text:p>
        </text:list-item>
      </text:list>
      <text:p text:style-name="Normal"/>
      <text:p text:style-name="Normal"><text:span text:style-name="T16">3. Spring Core Container</text:span></text:p>
      <text:list text:style-name="LFO4" text:continue-numbering="true">
        <text:list-item>
          <text:p text:style-name="P17">IoC overview: Understanding how Spring handles object management.</text:p>
        </text:list-item>
        <text:list-item>
          <text:p text:style-name="P18">BeanFactory vs ApplicationContext: Key differences and use cases.</text:p>
        </text:list-item>
        <text:list-item>
          <text:p text:style-name="P19">Component scanning using<text:s/><text:span text:style-name="T20">@Component</text:span>,<text:s/><text:span text:style-name="T21">@Service</text:span>, and<text:s/><text:span text:style-name="T22">@Repository</text:span>.</text:p>
        </text:list-item>
        <text:list-item>
          <text:p text:style-name="P23">Configuration annotations: using @Configuration, @Bean.</text:p>
        </text:list-item>
      </text:list>
      <text:p text:style-name="Normal">Official Docs:<text:s/><text:a xlink:href="https://docs.spring.io/spring-framework/reference/core/beans.html" office:target-frame-name="_blank" xlink:show="new"><text:span text:style-name="Hyperlink">IOC Container</text:span></text:a></text:p>
      <text:p text:style-name="Normal"><text:span text:style-name="T24">4. Spring Beans</text:span></text:p>
      <text:list text:style-name="LFO5" text:continue-numbering="true">
        <text:list-item>
          <text:p text:style-name="P25">Defining beans using Annotation or Java-based configuration.</text:p>
        </text:list-item>
        <text:list-item>
          <text:p text:style-name="P26">Bean lifecycle management with @PostConstruct and @PreDestroy.</text:p>
        </text:list-item>
        <text:list-item>
          <text:p text:style-name="P27">Custom init and destroy methods with BeanPostProcessor.</text:p>
        </text:list-item>
        <text:list-item>
          <text:p text:style-name="P28">Exploring scopes: Singleton, Prototype, and web-specific scopes.</text:p>
        </text:list-item>
      </text:list>
      <text:p text:style-name="Normal">Baeldung:<text:s/><text:a xlink:href="https://www.baeldung.com/spring-bean-scopes" office:target-frame-name="_blank" xlink:show="new"><text:span text:style-name="Hyperlink">Spring Bean Scopes<text:s/></text:span></text:a>TutorialsPoint:<text:s/><text:a xlink:href="https://www.tutorialspoint.com/spring/spring_bean_life_cycle.htm" office:target-frame-name="_blank" xlink:show="new"><text:span text:style-name="Hyperlink">Spring Bean Lifecycle</text:span></text:a></text:p>
      <text:p text:style-name="Normal"><text:span text:style-name="T29">5. Dependency Injection</text:span></text:p>
      <text:list text:style-name="LFO6" text:continue-numbering="true">
        <text:list-item>
          <text:p text:style-name="P30">DI concepts: Constructor vs Setter injection comparison.</text:p>
        </text:list-item>
        <text:list-item>
          <text:p text:style-name="P31">Autowiring Spring beans using @Autowired.</text:p>
        </text:list-item>
        <text:list-item>
          <text:p text:style-name="P32">Injecting dependencies using<text:s/><text:span text:style-name="T33">@Qualifier</text:span><text:s/>for resolving bean conflicts.</text:p>
        </text:list-item>
      </text:list>
      <text:p text:style-name="Normal"><text:span text:style-name="T34">6. Spring Annotations</text:span></text:p>
      <text:list text:style-name="LFO7" text:continue-numbering="true">
        <text:list-item>
          <text:p text:style-name="P35">Core annotations: @Component, @Service, @Repository, @Controller.</text:p>
        </text:list-item>
        <text:list-item>
          <text:p text:style-name="P36">Configuration: @Configuration, @Bean, @Scope, @Lazy.</text:p>
        </text:list-item>
      </text:list>
      <text:p text:style-name="Normal">Spring Framework Guru:<text:s/><text:a xlink:href="https://springframework.guru/spring-framework-annotations/" office:target-frame-name="_blank" xlink:show="new"><text:span text:style-name="Hyperlink">Spring Annotations Overview</text:span></text:a></text:p>
      <text:p text:style-name="Normal"><text:span text:style-name="T37">7. Bean Configuration</text:span></text:p>
      <text:list text:style-name="LFO8" text:continue-numbering="true">
        <text:list-item>
          <text:p text:style-name="P38">Annotation-based and Java-based configurations.</text:p>
        </text:list-item>
        <text:list-item>
          <text:p text:style-name="P39">Mixing configurations for flexible setups.</text:p>
        </text:list-item>
      </text:list>
      <text:p text:style-name="Normal">Official Docs:<text:s/><text:a xlink:href="https://docs.spring.io/spring-framework/reference/core/beans/annotation-config.html" office:target-frame-name="_blank" xlink:show="new"><text:span text:style-name="Hyperlink">Spring Bean Configuration</text:span></text:a></text:p>
      <text:p text:style-name="Normal"><text:span text:style-name="T40">8. Spring Profiles</text:span></text:p>
      <text:list text:style-name="LFO9" text:continue-numbering="true">
        <text:list-item>
          <text:p text:style-name="P41">Environment-specific configurations with<text:s/><text:span text:style-name="T42">Spring Profiles</text:span>.</text:p>
        </text:list-item>
        <text:list-item>
          <text:p text:style-name="P43">Activating profiles using spring.profiles.active.</text:p>
        </text:list-item>
        <text:list-item>
          <text:p text:style-name="P44">Using the @Profile annotation for beans.</text:p>
        </text:list-item>
      </text:list>
      <text:p text:style-name="Normal"><text:span text:style-name="T45">9. Spring Expression Language (SpEL)</text:span></text:p>
      <text:list text:style-name="LFO10" text:continue-numbering="true">
        <text:list-item>
          <text:p text:style-name="P46">Accessing bean properties, conditional expressions, and calculations.</text:p>
        </text:list-item>
        <text:list-item>
          <text:p text:style-name="P47">Using SpEL with the @Value annotation.</text:p>
        </text:list-item>
      </text:list>
      <text:p text:style-name="Normal">Baeldung:<text:s/><text:a xlink:href="https://www.baeldung.com/spring-expression-language" office:target-frame-name="_blank" xlink:show="new"><text:span text:style-name="Hyperlink">Introduction to SpEL</text:span></text:a></text:p>
      <text:p text:style-name="Normal"><text:span text:style-name="T48">10. Spring Core Best Practices</text:span></text:p>
      <text:list text:style-name="LFO11" text:continue-numbering="true">
        <text:list-item>
          <text:p text:style-name="P49">Designing loosely coupled architectures using IoC and DI.</text:p>
        </text:list-item>
        <text:list-item>
          <text:p text:style-name="P50">Writing testable and maintainable code with Spring Core.</text:p>
        </text:list-item>
        <text:list-item>
          <text:p text:style-name="P51">Avoiding common pitfalls such as circular dependencies or excessive dependencies.</text:p>
        </text:list-item>
      </text:list>
      <text:p text:style-name="Normal"><text:span text:style-name="T52">11. Introduction to Spring Boot and Setup</text:span></text:p>
      <text:soft-page-break/>
      <text:list text:style-name="LFO12" text:continue-numbering="true">
        <text:list-item>
          <text:p text:style-name="P53">What is Spring Boot, and how does it simplify Spring usage?</text:p>
        </text:list-item>
        <text:list-item>
          <text:p text:style-name="P54">Advantages: Auto-configuration, starter dependencies, embedded servers.</text:p>
        </text:list-item>
        <text:list-item>
          <text:p text:style-name="P55">Spring Boot architecture overview.</text:p>
        </text:list-item>
        <text:list-item>
          <text:p text:style-name="P56">Spring Data JPA</text:p>
        </text:list-item>
      </text:list>
      <text:p text:style-name="P57">Research Topics &amp; Resources</text:p>
      <text:p text:style-name="P58">Overdue</text:p>
      <text:p text:style-name="Normal">20 hours</text:p>
      <text:p text:style-name="Normal">Starts Nov 22, 2025 Ends Nov 27, 2025 (5 days)</text:p>
      <text:p text:style-name="Normal"><text:span text:style-name="T59">﻿</text:span><text:line-break/></text:p>
      <text:p text:style-name="Normal"><text:span text:style-name="T60">1. Introduction to Spring Data JPA</text:span></text:p>
      <text:list text:style-name="LFO13" text:continue-numbering="true">
        <text:list-item>
          <text:p text:style-name="P61">Core concepts: What is Spring Data JPA?</text:p>
        </text:list-item>
        <text:list-item>
          <text:p text:style-name="P62">Advantages: Simplified repository interface, query derivation, transaction management, integration with JPA/Hibernate.</text:p>
        </text:list-item>
        <text:list-item>
          <text:p text:style-name="P63">Differences:<text:s/><text:span text:style-name="T64">Spring Data</text:span>,<text:s/><text:span text:style-name="T65">JPA</text:span>, and<text:s/><text:span text:style-name="T66">Hibernate</text:span>.</text:p>
        </text:list-item>
      </text:list>
      <text:p text:style-name="Normal">Official Docs:<text:s/><text:a xlink:href="https://docs.spring.io/spring-data/jpa/reference/jpa.html" office:target-frame-name="_blank" xlink:show="new"><text:span text:style-name="Hyperlink">Spring Data JPA<text:s/></text:span></text:a>Baeldung:<text:s/><text:a xlink:href="https://www.baeldung.com/the-persistence-layer-with-spring-data-jpa" office:target-frame-name="_blank" xlink:show="new"><text:span text:style-name="Hyperlink">Introduction to Spring Data JPA</text:span></text:a><text:span text:style-name="T67">﻿</text:span></text:p>
      <text:p text:style-name="Normal"><text:span text:style-name="T68">2. Setting Up and Configuration</text:span></text:p>
      <text:list text:style-name="LFO14" text:continue-numbering="true">
        <text:list-item>
          <text:p text:style-name="P69">Adding dependencies (spring-boot-starter-data-jpa) via Maven/Gradle.</text:p>
        </text:list-item>
        <text:list-item>
          <text:p text:style-name="P70">Configuring application.properties/application.yml for database connections.</text:p>
        </text:list-item>
        <text:list-item>
          <text:p text:style-name="P71">Setting up DataSource, EntityManagerFactory, and TransactionManager.</text:p>
        </text:list-item>
      </text:list>
      <text:p text:style-name="Normal"><text:span text:style-name="T72">3. Defining JPA Entities</text:span></text:p>
      <text:list text:style-name="LFO15" text:continue-numbering="true">
        <text:list-item>
          <text:p text:style-name="P73">JPA annotation essentials: @Entity, @Table, @Id, @GeneratedValue, etc.</text:p>
        </text:list-item>
        <text:list-item>
          <text:p text:style-name="P74">Mapping fields with @Column.</text:p>
        </text:list-item>
        <text:list-item>
          <text:p text:style-name="P75">Using embedded classes with @Embeddable.</text:p>
        </text:list-item>
        <text:list-item>
          <text:p text:style-name="P76">Storing enumerations with @Enumerated.</text:p>
        </text:list-item>
      </text:list>
      <text:p text:style-name="Normal">Baeldung:<text:s/><text:a xlink:href="https://www.baeldung.com/jpa-entities" office:target-frame-name="_blank" xlink:show="new"><text:span text:style-name="Hyperlink">Mapping JPA Entities</text:span></text:a></text:p>
      <text:p text:style-name="Normal"><text:span text:style-name="T77">4. Relationships Between Entities</text:span></text:p>
      <text:list text:style-name="LFO16" text:continue-numbering="true">
        <text:list-item>
          <text:p text:style-name="P78">Defining<text:s/><text:span text:style-name="T79">One-to-One</text:span>,<text:s/><text:span text:style-name="T80">One-to-Many</text:span>,<text:s/><text:span text:style-name="T81">Many-to-Many</text:span><text:s/>relationships.</text:p>
        </text:list-item>
        <text:list-item>
          <text:p text:style-name="P82">Handling lazy/eager fetching.</text:p>
        </text:list-item>
        <text:list-item>
          <text:p text:style-name="P83">Configuring @JoinTable, bidirectional vs unidirectional relationships.</text:p>
        </text:list-item>
        <text:list-item>
          <text:p text:style-name="P84">Cascade types (ALL, PERSIST, MERGE, etc.).</text:p>
        </text:list-item>
      </text:list>
      <text:p text:style-name="Normal"><text:span text:style-name="T85">5. Repositories in Spring Data JPA</text:span></text:p>
      <text:list text:style-name="LFO17" text:continue-numbering="true">
        <text:list-item>
          <text:p text:style-name="P86">Extending JpaRepository, CrudRepository, or PagingAndSortingRepository.</text:p>
        </text:list-item>
        <text:list-item>
          <text:p text:style-name="P87">Default CRUD methods: save, findById, delete, etc.</text:p>
        </text:list-item>
        <text:list-item>
          <text:p text:style-name="P88">Query creation with derived methods (findByName, countBy, existsBy).</text:p>
        </text:list-item>
        <text:list-item>
          <text:p text:style-name="P89">Using @Query annotation for JPQL and native SQL queries.</text:p>
        </text:list-item>
        <text:list-item>
          <text:p text:style-name="P90">Projection Queries and DTO-based results.</text:p>
        </text:list-item>
      </text:list>
      <text:p text:style-name="Normal">Baeldung:<text:s/><text:a xlink:href="https://www.baeldung.com/spring-data-repositories" office:target-frame-name="_blank" xlink:show="new"><text:span text:style-name="Hyperlink">Spring Data Repositories</text:span></text:a><text:s/>,<text:s/><text:a xlink:href="https://www.baeldung.com/spring-data-jpa-query" office:target-frame-name="_blank" xlink:show="new"><text:span text:style-name="Hyperlink">Custom Queries in Spring Data JPA<text:s/></text:span></text:a>Official Docs:<text:s/><text:a xlink:href="https://docs.spring.io/spring-data/jpa/reference/jpa/query-methods.html" office:target-frame-name="_blank" xlink:show="new"><text:span text:style-name="Hyperlink">JPA Query Methods</text:span></text:a></text:p>
      <text:p text:style-name="Normal"><text:span text:style-name="T91">6. Pagination and Sorting</text:span></text:p>
      <text:list text:style-name="LFO18" text:continue-numbering="true">
        <text:list-item>
          <text:p text:style-name="P92">Implementing pagination with Pageable and Page interfaces.</text:p>
        </text:list-item>
        <text:list-item>
          <text:p text:style-name="P93">Using Sort class for sorting results (ASC/DESC).</text:p>
        </text:list-item>
        <text:list-item>
          <text:p text:style-name="P94">Combining sorting and pagination in repository queries.</text:p>
        </text:list-item>
      </text:list>
      <text:p text:style-name="Normal">Baeldung:<text:s/><text:a xlink:href="https://www.baeldung.com/spring-data-jpa-pagination-sorting" office:target-frame-name="_blank" xlink:show="new"><text:span text:style-name="Hyperlink">Spring Data Pagination and Sorting</text:span></text:a></text:p>
      <text:p text:style-name="Normal"><text:span text:style-name="T95">7. Advanced Query Techniques</text:span></text:p>
      <text:list text:style-name="LFO19" text:continue-numbering="true">
        <text:list-item>
          <text:p text:style-name="P96">Derived query methods by naming strategies (findByAgeGreaterThan, findByNameIgnoreCase).</text:p>
        </text:list-item>
        <text:list-item>
          <text:p text:style-name="P97">Building dynamic queries using Specifications (JpaSpecificationExecutor).</text:p>
        </text:list-item>
        <text:list-item>
          <text:p text:style-name="P98">Combining multiple specifications and using the Criteria API for complex queries.</text:p>
        </text:list-item>
      </text:list>
      <text:p text:style-name="Normal"><text:span text:style-name="T99">8. Transactions in Spring Data JPA</text:span></text:p>
      <text:list text:style-name="LFO20" text:continue-numbering="true">
        <text:list-item>
          <text:p text:style-name="P100">Managing transactions with @Transactional.</text:p>
        </text:list-item>
        <text:list-item>
          <text:p text:style-name="P101">Transaction propagation settings (REQUIRED, MANDATORY, etc.).</text:p>
        </text:list-item>
        <text:list-item>
          <text:p text:style-name="P102">Optimizing read-only transactions for performance in query-only operations.</text:p>
        </text:list-item>
      </text:list>
      <text:p text:style-name="P103"/>
      <text:list text:style-name="LFO20" text:continue-numbering="true">
        <text:list-item>
          <text:p text:style-name="P104">RESTful Web Services with Spring REST</text:p>
        </text:list-item>
      </text:list>
      <text:p text:style-name="Normal"><text:span text:style-name="T105">1. Introduction to REST and Spring REST</text:span></text:p>
      <text:soft-page-break/>
      <text:list text:style-name="LFO21" text:continue-numbering="true">
        <text:list-item>
          <text:p text:style-name="P106">What is REST?</text:p>
        </text:list-item>
        <text:list-item>
          <text:p text:style-name="P107">Key principles: Statelessness, client-server separation, uniform interface.</text:p>
        </text:list-item>
        <text:list-item>
          <text:p text:style-name="P108">Overview of Spring Framework’s support for REST API development.</text:p>
        </text:list-item>
      </text:list>
      <text:p text:style-name="Normal">Restful API :<text:s/><text:a xlink:href="https://restfulapi.net/" office:target-frame-name="_blank" xlink:show="new"><text:span text:style-name="Hyperlink">What is RESTful API</text:span></text:a><text:s/>Moesif:<text:s/><text:a xlink:href="https://www.moesif.com/blog/technical/api-development/Rest-API-Tutorial-A-Complete-Beginners-Guide/" office:target-frame-name="_blank" xlink:show="new"><text:span text:style-name="Hyperlink">Introduction to REST APIs</text:span></text:a><text:s/>TutorialsPoint:<text:s/><text:a xlink:href="https://www.tutorialspoint.com/restful/restful_introduction.htm" office:target-frame-name="_blank" xlink:show="new"><text:span text:style-name="Hyperlink">What is REST?</text:span></text:a></text:p>
      <text:p text:style-name="Normal"><text:span text:style-name="T109">2. Setting Up Spring REST</text:span></text:p>
      <text:list text:style-name="LFO22" text:continue-numbering="true">
        <text:list-item>
          <text:p text:style-name="P110">Adding the spring-boot-starter-web dependency via Maven/Gradle.</text:p>
        </text:list-item>
        <text:list-item>
          <text:p text:style-name="P111">Configuring properties in application.properties or application.yml.</text:p>
        </text:list-item>
        <text:list-item>
          <text:p text:style-name="P112">Running REST APIs on an<text:s/><text:span text:style-name="T113">embedded Tomcat server</text:span>.</text:p>
        </text:list-item>
      </text:list>
      <text:p text:style-name="Normal">Official Docs:<text:s/><text:a xlink:href="https://spring.io/guides/gs/rest-service/" office:target-frame-name="_blank" xlink:show="new"><text:span text:style-name="Hyperlink">Getting Started with Spring Boot REST</text:span></text:a></text:p>
      <text:p text:style-name="Normal"><text:span text:style-name="T114">3. Introduction to Richardson Maturity Model</text:span></text:p>
      <text:list text:style-name="LFO23" text:continue-numbering="true">
        <text:list-item>
          <text:p text:style-name="P115">Understanding levels 0, 1, 2, and 3 of REST maturity.</text:p>
        </text:list-item>
        <text:list-item>
          <text:p text:style-name="P116">Importance of achieving higher maturity levels in REST API design.</text:p>
        </text:list-item>
      </text:list>
      <text:p text:style-name="Normal"><text:span text:style-name="T117">4. Spring REST Controllers</text:span></text:p>
      <text:list text:style-name="LFO24" text:continue-numbering="true">
        <text:list-item>
          <text:p text:style-name="P118">Creating REST controllers using @RestController.</text:p>
        </text:list-item>
        <text:list-item>
          <text:p text:style-name="P119">Mapping URLs with @RequestMapping, @GetMapping, @PostMapping, etc.</text:p>
        </text:list-item>
        <text:list-item>
          <text:p text:style-name="P120">Handling request parameters with @RequestParam and @PathVariable.</text:p>
        </text:list-item>
        <text:list-item>
          <text:p text:style-name="P121">Accepting JSON data with @RequestBody.</text:p>
        </text:list-item>
      </text:list>
      <text:p text:style-name="Normal">Baeldung:<text:s/><text:a xlink:href="https://www.baeldung.com/rest-with-spring-series" office:target-frame-name="_blank" xlink:show="new"><text:span text:style-name="Hyperlink">Spring REST Controllers</text:span></text:a></text:p>
      <text:p text:style-name="Normal"><text:span text:style-name="T122">5. Request and Response Handling</text:span></text:p>
      <text:list text:style-name="LFO25" text:continue-numbering="true">
        <text:list-item>
          <text:p text:style-name="P123">Handling request bodies with @RequestBody.</text:p>
        </text:list-item>
        <text:list-item>
          <text:p text:style-name="P124">Returning JSON or XML responses with Jackson.</text:p>
        </text:list-item>
        <text:list-item>
          <text:p text:style-name="P125">Using ResponseEntity for fine control over HTTP responses and status codes.</text:p>
        </text:list-item>
        <text:list-item>
          <text:p text:style-name="P126">Adding custom HTTP headers.</text:p>
        </text:list-item>
      </text:list>
      <text:p text:style-name="Normal">Baeldung:<text:s/><text:a xlink:href="https://www.baeldung.com/spring-response-entity" office:target-frame-name="_blank" xlink:show="new"><text:span text:style-name="Hyperlink">Spring ResponseEntity</text:span></text:a><text:s/>Medium:<text:s/><text:a xlink:href="https://medium.com/@aleksandr.shashnin/understanding-http-request-processing-in-spring-boot-2227ca339a9f" office:target-frame-name="_blank" xlink:show="new"><text:span text:style-name="Hyperlink">Understanding HTTP Request Handling</text:span></text:a><text:a xlink:href="https://useful.codes/spring-boot-handling-http-requests-and-responses/" office:target-frame-name="_blank" xlink:show="new"><text:span text:style-name="Hyperlink">Handling HTTP Requests and Responses</text:span></text:a></text:p>
      <text:p text:style-name="Normal"><text:span text:style-name="T127">6. Error and Exception Handling</text:span></text:p>
      <text:list text:style-name="LFO26" text:continue-numbering="true">
        <text:list-item>
          <text:p text:style-name="P128">Handling exceptions globally with @RestControllerAdvice and @ExceptionHandler.</text:p>
        </text:list-item>
        <text:list-item>
          <text:p text:style-name="P129">Validating request bodies and handling validation exceptions using @Valid.</text:p>
        </text:list-item>
        <text:list-item>
          <text:p text:style-name="P130">Returning proper HTTP status codes (404, 400, 500) for error scenarios.</text:p>
        </text:list-item>
      </text:list>
      <text:p text:style-name="Normal"><text:span text:style-name="T131">7. REST Validation</text:span></text:p>
      <text:list text:style-name="LFO27" text:continue-numbering="true">
        <text:list-item>
          <text:p text:style-name="P132">Using Hibernate Validator annotations: @NotNull, @Size, @Email.</text:p>
        </text:list-item>
        <text:list-item>
          <text:p text:style-name="P133">Validating request bodies with @Valid.</text:p>
        </text:list-item>
        <text:list-item>
          <text:p text:style-name="P134">Creating custom validation rules using @Constraint.</text:p>
        </text:list-item>
      </text:list>
      <text:p text:style-name="Normal">Official Docs:<text:s/><text:a xlink:href="https://docs.spring.io/spring-framework/docs/current/reference/html/core.html#validation" office:target-frame-name="_blank" xlink:show="new"><text:span text:style-name="Hyperlink">Spring Validation<text:s/></text:span></text:a>HowtodoinJava:<text:s/><text:a xlink:href="https://howtodoinjava.com/spring-boot/spring-rest-request-validation/" office:target-frame-name="_blank" xlink:show="new"><text:span text:style-name="Hyperlink">Spring REST Validation</text:span></text:a></text:p>
      <text:p text:style-name="Normal"><text:span text:style-name="T135">8. Implementing REST CRUD Operations</text:span></text:p>
      <text:list text:style-name="LFO28" text:continue-numbering="true">
        <text:list-item>
          <text:p text:style-name="P136">Create (POST), Read (GET), Update (PUT, PATCH), Delete (DELETE) APIs.</text:p>
        </text:list-item>
        <text:list-item>
          <text:p text:style-name="P137">Integrating repositories like JpaRepository with REST endpoints.</text:p>
        </text:list-item>
      </text:list>
      <text:p text:style-name="Normal"><text:span text:style-name="T138">9. Pagination and Sorting</text:span></text:p>
      <text:list text:style-name="LFO29" text:continue-numbering="true">
        <text:list-item>
          <text:p text:style-name="P139">Adding pagination to REST APIs using Pageable and Page interfaces.</text:p>
        </text:list-item>
        <text:list-item>
          <text:p text:style-name="P140">Sorting results with the Sort class (ASC/DESC).</text:p>
        </text:list-item>
        <text:list-item>
          <text:p text:style-name="P141">Combining paging and sorting in queries.</text:p>
        </text:list-item>
      </text:list>
      <text:p text:style-name="Normal"><text:span text:style-name="T142">10. API Documentation</text:span></text:p>
      <text:list text:style-name="LFO30" text:continue-numbering="true">
        <text:list-item>
          <text:p text:style-name="P143">Using<text:s/><text:span text:style-name="T144">Swagger/OpenAPI</text:span><text:s/>for automatic API documentation.</text:p>
        </text:list-item>
        <text:list-item>
          <text:p text:style-name="P145">Annotations like @Operation and @ApiResponses for API details.</text:p>
        </text:list-item>
      </text:list>
      <text:p text:style-name="Normal">Baeldung:<text:s/><text:a xlink:href="https://www.baeldung.com/spring-rest-openapi-documentation" office:target-frame-name="_blank" xlink:show="new"><text:span text:style-name="Hyperlink">Spring REST API Documentation<text:s/></text:span></text:a>Official Swagger Docs:<text:s/><text:a xlink:href="https://springdoc.org/" office:target-frame-name="_blank" xlink:show="new"><text:span text:style-name="Hyperlink">SpringDoc API</text:span></text:a></text:p>
      <text:p text:style-name="Normal"><text:span text:style-name="T146">11. Spring REST Best Practices</text:span></text:p>
      <text:list text:style-name="LFO31" text:continue-numbering="true">
        <text:list-item>
          <text:p text:style-name="P147">Properly designing RESTful APIs: resource URIs, HTTP verbs.</text:p>
        </text:list-item>
        <text:list-item>
          <text:p text:style-name="P148">Avoiding anti-patterns, such as using GET for modifications.</text:p>
        </text:list-item>
        <text:list-item>
          <text:p text:style-name="P149">Structuring APIs to conform to REST standards and the Richardson Maturity Model.</text:p>
        </text:list-item>
        <text:list-item>
          <text:p text:style-name="P150">Securing REST APIs with Spring Security and JWT</text:p>
        </text:list-item>
      </text:list>
      <text:p text:style-name="P151"/>
      <text:p text:style-name="P152"/>
      <text:p text:style-name="P153"/>
      <text:soft-page-break/>
      <text:p text:style-name="Normal"><text:span text:style-name="T154">1. Introduction to Spring Security</text:span></text:p>
      <text:list text:style-name="LFO32" text:continue-numbering="true">
        <text:list-item>
          <text:p text:style-name="P155">What is<text:s/><text:span text:style-name="T156">Spring Security</text:span>, and how does it provide authentication and authorization mechanisms?</text:p>
        </text:list-item>
        <text:list-item>
          <text:p text:style-name="P157">Why secure REST APIs: Prevention of unauthorized access and data protection during HTTP communication.</text:p>
        </text:list-item>
        <text:list-item>
          <text:p text:style-name="P158">Concept comparison:<text:s/><text:span text:style-name="T159">Authentication</text:span><text:s/>vs<text:s/><text:span text:style-name="T160">Authorization</text:span>.</text:p>
        </text:list-item>
        <text:list-item>
          <text:p text:style-name="P161">Overview of HTTP Basic vs Bearer Token Authentication.</text:p>
        </text:list-item>
      </text:list>
      <text:p text:style-name="Normal">Medium:<text:s/><text:a xlink:href="https://medium.com/spring-framework/introduction-to-spring-security-de6e2dabaea" office:target-frame-name="_blank" xlink:show="new"><text:span text:style-name="Hyperlink">Spring Security Authentication &amp; Authorization</text:span></text:a><text:s/>Baeldung:<text:s/><text:a xlink:href="https://www.baeldung.com/spring-security" office:target-frame-name="_blank" xlink:show="new"><text:span text:style-name="Hyperlink">Spring Security Basics</text:span></text:a><text:s/>TutorialsPoint:<text:s/><text:a xlink:href="https://www.tutorialspoint.com/spring_security/index.htm" office:target-frame-name="_blank" xlink:show="new"><text:span text:style-name="Hyperlink">Spring Security Introduction</text:span></text:a></text:p>
      <text:p text:style-name="Normal"><text:span text:style-name="T162">2. Introduction to JWT (JSON Web Token)</text:span></text:p>
      <text:list text:style-name="LFO33" text:continue-numbering="true">
        <text:list-item>
          <text:p text:style-name="P163">Basics of JWT: What it is and its three parts (Header, Payload, Signature).</text:p>
        </text:list-item>
        <text:list-item>
          <text:p text:style-name="P164">Statelessness, compact structure, and its benefits in API security.</text:p>
        </text:list-item>
        <text:list-item>
          <text:p text:style-name="P165">Flow of JWT:</text:p>
        </text:list-item>
        <text:list-item>
          <text:p text:style-name="P166">User logs in with credentials.</text:p>
        </text:list-item>
        <text:list-item>
          <text:p text:style-name="P167">Server generates a JWT upon successful authentication.</text:p>
        </text:list-item>
        <text:list-item>
          <text:p text:style-name="P168">Client sends the token in the Authorization: Bearer &lt;token&gt; header for future requests.</text:p>
        </text:list-item>
        <text:list-item>
          <text:p text:style-name="P169">Server validates the token before granting access.</text:p>
        </text:list-item>
      </text:list>
      <text:p text:style-name="Normal"><text:span text:style-name="T170">3. Generating and Validating JWT</text:span></text:p>
      <text:list text:style-name="LFO34" text:continue-numbering="true">
        <text:list-item>
          <text:p text:style-name="P171">Write a<text:s/><text:span text:style-name="T172">JWT utility class</text:span><text:s/>for token creation and validation.</text:p>
        </text:list-item>
        <text:list-item>
          <text:p text:style-name="P173">Methods to include: generateToken, validateToken, and extractUsername (from payload).</text:p>
        </text:list-item>
        <text:list-item>
          <text:p text:style-name="P174">Use the io.jsonwebtoken (jjwt) library.</text:p>
        </text:list-item>
      </text:list>
      <text:p text:style-name="Normal">Medium:<text:s/><text:a xlink:href="https://medium.com/geekculture/implementing-json-web-token-jwt-authentication-using-spring-security-detailed-walkthrough-1ac480a8d970" office:target-frame-name="_blank" xlink:show="new"><text:span text:style-name="Hyperlink">JSON Web Token (JWT) Authentication using Spring Security<text:s/></text:span></text:a>GeeksforGeeks:<text:s/><text:a xlink:href="https://www.geeksforgeeks.org/spring-boot-3-0-jwt-authentication-with-spring-security-using-mysql-database/" office:target-frame-name="_blank" xlink:show="new"><text:span text:style-name="Hyperlink">JWT Validation in Spring</text:span></text:a></text:p>
      <text:p text:style-name="Normal"><text:span text:style-name="T175">4. Custom Authentication Filter</text:span></text:p>
      <text:list text:style-name="LFO35" text:continue-numbering="true">
        <text:list-item>
          <text:p text:style-name="P176">Create a class to intercept incoming requests and validate JWTs.</text:p>
        </text:list-item>
        <text:list-item>
          <text:p text:style-name="P177">Populate the Security Context with user details upon successful token validation.</text:p>
        </text:list-item>
      </text:list>
      <text:p text:style-name="Normal"><text:span text:style-name="T178">5. Configuring Spring Security</text:span></text:p>
      <text:soft-page-break/>
      <text:list text:style-name="LFO36" text:continue-numbering="true">
        <text:list-item>
          <text:p text:style-name="P179">Integrate the custom authentication filter into the Spring Security filter chain.</text:p>
        </text:list-item>
        <text:list-item>
          <text:p text:style-name="P180">Use WebSecurityConfigurerAdapter or Spring Security 6+ filter chain methods.</text:p>
        </text:list-item>
      </text:list>
      <text:p text:style-name="Normal"><text:span text:style-name="T181">6. Authentication Controller</text:span></text:p>
      <text:list text:style-name="LFO37" text:continue-numbering="true">
        <text:list-item>
          <text:p text:style-name="P182">Build a /authenticate endpoint to validate user credentials and return a JWT.</text:p>
        </text:list-item>
      </text:list>
      <text:p text:style-name="Normal"><text:span text:style-name="T183">7. Securing REST APIs with JWT Bearer Token</text:span></text:p>
      <text:list text:style-name="LFO38" text:continue-numbering="true">
        <text:list-item>
          <text:p text:style-name="P184">Create protected endpoints like /api/users/** and public ones like /api/auth/**.</text:p>
        </text:list-item>
        <text:list-item>
          <text:p text:style-name="P185">Validate tokens in the Authorization header for secured APIs.</text:p>
        </text:list-item>
      </text:list>
      <text:p text:style-name="Normal">Steps:</text:p>
      <text:list text:style-name="LFO39" text:continue-numbering="true">
        <text:list-item>
          <text:p text:style-name="P186">Login using /authenticate.</text:p>
        </text:list-item>
        <text:list-item>
          <text:p text:style-name="P187">Access protected resources with the Bearer &lt;JWT&gt; token in the Authorization header.</text:p>
        </text:list-item>
      </text:list>
      <text:p text:style-name="Normal"><text:span text:style-name="T188">8. Best Practices</text:span></text:p>
      <text:list text:style-name="LFO40" text:continue-numbering="true">
        <text:list-item>
          <text:p text:style-name="P189">Always use<text:s/><text:span text:style-name="T190">HTTPS</text:span><text:s/>for secure token transmission.</text:p>
        </text:list-item>
        <text:list-item>
          <text:p text:style-name="P191">Implement<text:s/><text:span text:style-name="T192">token expiration</text:span><text:s/>and refresh mechanisms.</text:p>
        </text:list-item>
        <text:list-item>
          <text:p text:style-name="P193">Store passwords securely using<text:s/><text:span text:style-name="T194">BCryptPasswordEncoder</text:span>.</text:p>
        </text:list-item>
        <text:list-item>
          <text:p text:style-name="P195">Use @PreAuthorize annotations for role-based access control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Source Sans Pro" svg:font-family="Source Sans Pro" style:font-family-generic="swiss" style:font-pitch="variable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nal Dixit</meta:initial-creator>
    <dc:creator>Sonal Dixit</dc:creator>
    <meta:creation-date>2025-11-27T06:18:00Z</meta:creation-date>
    <dc:date>2025-11-27T06:24:00Z</dc:date>
    <meta:template xlink:href="Normal.dotm" xlink:type="simple"/>
    <meta:editing-cycles>1</meta:editing-cycles>
    <meta:editing-duration>PT360S</meta:editing-duration>
    <meta:document-statistic meta:page-count="8" meta:paragraph-count="25" meta:word-count="1902" meta:character-count="12723" meta:row-count="90" meta:non-whitespace-character-count="10846"/>
  </office:meta>
</office:document-meta>
</file>